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5, 2021 (09:37:3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5T13:37:48Z</meta:creation-date>
    <dc:date>2021-10-25T13:37:48Z</dc:date>
    <meta:user-defined meta:name="date" meta:value-type="string">October  25, 2021 (09:37:3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